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#x [mm]</text:p>
          </table:table-cell>
          <table:table-cell office:value-type="string">
            <text:p>dx [mm]</text:p>
          </table:table-cell>
          <table:table-cell office:value-type="string">
            <text:p>5*TA [ms]</text:p>
          </table:table-cell>
          <table:table-cell office:value-type="string">
            <text:p>5*TB [ms]</text:p>
          </table:table-cell>
          <table:table-cell office:value-type="string">
            <text:p>5*dT [ms]</text:p>
          </table:table-cell>
          <table:table-cell office:value-type="string">
            <text:p>TA [ms]</text:p>
          </table:table-cell>
          <table:table-cell office:value-type="string">
            <text:p>TB [ms]</text:p>
          </table:table-cell>
          <table:table-cell office:value-type="string">
            <text:p>dT [ms]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9928.4">
            <text:p>9928.4</text:p>
          </table:table-cell>
          <table:table-cell office:value-type="float" office:value="10063.8">
            <text:p>10063.8</text:p>
          </table:table-cell>
          <table:table-cell office:value-type="float" office:value="0.1">
            <text:p>0.1</text:p>
          </table:table-cell>
          <table:table-cell table:formula="of:=[.C2]/5" office:value-type="float" office:value="1985.68">
            <text:p>1985.68</text:p>
          </table:table-cell>
          <table:table-cell table:formula="of:=[.D2]/5" office:value-type="float" office:value="2012.76">
            <text:p>2012.76</text:p>
          </table:table-cell>
          <table:table-cell table:formula="of:=[.E2]/5" office:value-type="float" office:value="0.02">
            <text:p>0.0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9897.1">
            <text:p>9897.1</text:p>
          </table:table-cell>
          <table:table-cell office:value-type="float" office:value="9875.4">
            <text:p>9875.4</text:p>
          </table:table-cell>
          <table:table-cell office:value-type="float" office:value="0.1">
            <text:p>0.1</text:p>
          </table:table-cell>
          <table:table-cell table:formula="of:=[.C3]/5" office:value-type="float" office:value="1979.42">
            <text:p>1979.42</text:p>
          </table:table-cell>
          <table:table-cell table:formula="of:=[.D3]/5" office:value-type="float" office:value="1975.08">
            <text:p>1975.08</text:p>
          </table:table-cell>
          <table:table-cell table:formula="of:=[.E3]/5" office:value-type="float" office:value="0.02">
            <text:p>0.0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878.2">
            <text:p>9878.2</text:p>
          </table:table-cell>
          <table:table-cell office:value-type="float" office:value="9795.9">
            <text:p>9795.9</text:p>
          </table:table-cell>
          <table:table-cell office:value-type="float" office:value="0.1">
            <text:p>0.1</text:p>
          </table:table-cell>
          <table:table-cell table:formula="of:=[.C4]/5" office:value-type="float" office:value="1975.64">
            <text:p>1975.64</text:p>
          </table:table-cell>
          <table:table-cell table:formula="of:=[.D4]/5" office:value-type="float" office:value="1959.18">
            <text:p>1959.18</text:p>
          </table:table-cell>
          <table:table-cell table:formula="of:=[.E4]/5" office:value-type="float" office:value="0.02">
            <text:p>0.0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9868.6">
            <text:p>9868.6</text:p>
          </table:table-cell>
          <table:table-cell office:value-type="float" office:value="9759.2">
            <text:p>9759.2</text:p>
          </table:table-cell>
          <table:table-cell office:value-type="float" office:value="0.1">
            <text:p>0.1</text:p>
          </table:table-cell>
          <table:table-cell table:formula="of:=[.C5]/5" office:value-type="float" office:value="1973.72">
            <text:p>1973.72</text:p>
          </table:table-cell>
          <table:table-cell table:formula="of:=[.D5]/5" office:value-type="float" office:value="1951.84">
            <text:p>1951.84</text:p>
          </table:table-cell>
          <table:table-cell table:formula="of:=[.E5]/5" office:value-type="float" office:value="0.02">
            <text:p>0.0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65.7">
            <text:p>9865.7</text:p>
          </table:table-cell>
          <table:table-cell office:value-type="float" office:value="9752.8">
            <text:p>9752.8</text:p>
          </table:table-cell>
          <table:table-cell office:value-type="float" office:value="0.1">
            <text:p>0.1</text:p>
          </table:table-cell>
          <table:table-cell table:formula="of:=[.C6]/5" office:value-type="float" office:value="1973.14">
            <text:p>1973.14</text:p>
          </table:table-cell>
          <table:table-cell table:formula="of:=[.D6]/5" office:value-type="float" office:value="1950.56">
            <text:p>1950.56</text:p>
          </table:table-cell>
          <table:table-cell table:formula="of:=[.E6]/5" office:value-type="float" office:value="0.02">
            <text:p>0.02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office:value-type="float" office:value="1">
            <text:p>1</text:p>
          </table:table-cell>
          <table:table-cell office:value-type="float" office:value="9868.2">
            <text:p>9868.2</text:p>
          </table:table-cell>
          <table:table-cell office:value-type="float" office:value="9771.8">
            <text:p>9771.8</text:p>
          </table:table-cell>
          <table:table-cell office:value-type="float" office:value="0.1">
            <text:p>0.1</text:p>
          </table:table-cell>
          <table:table-cell table:formula="of:=[.C7]/5" office:value-type="float" office:value="1973.64">
            <text:p>1973.64</text:p>
          </table:table-cell>
          <table:table-cell table:formula="of:=[.D7]/5" office:value-type="float" office:value="1954.36">
            <text:p>1954.36</text:p>
          </table:table-cell>
          <table:table-cell table:formula="of:=[.E7]/5" office:value-type="float" office:value="0.02">
            <text:p>0.02</text:p>
          </table:table-cell>
        </table:table-row>
        <table:table-row table:style-name="ro2">
          <table:table-cell office:value-type="float" office:value="-100">
            <text:p>-100</text:p>
          </table:table-cell>
          <table:table-cell office:value-type="float" office:value="1">
            <text:p>1</text:p>
          </table:table-cell>
          <table:table-cell office:value-type="float" office:value="9876.4">
            <text:p>9876.4</text:p>
          </table:table-cell>
          <table:table-cell office:value-type="float" office:value="9819">
            <text:p>9819</text:p>
          </table:table-cell>
          <table:table-cell office:value-type="float" office:value="0.1">
            <text:p>0.1</text:p>
          </table:table-cell>
          <table:table-cell table:formula="of:=[.C8]/5" office:value-type="float" office:value="1975.28">
            <text:p>1975.28</text:p>
          </table:table-cell>
          <table:table-cell table:formula="of:=[.D8]/5" office:value-type="float" office:value="1963.8">
            <text:p>1963.8</text:p>
          </table:table-cell>
          <table:table-cell table:formula="of:=[.E8]/5" office:value-type="float" office:value="0.02">
            <text:p>0.02</text:p>
          </table:table-cell>
        </table:table-row>
        <table:table-row table:style-name="ro2">
          <table:table-cell office:value-type="float" office:value="-150">
            <text:p>-150</text:p>
          </table:table-cell>
          <table:table-cell office:value-type="float" office:value="1">
            <text:p>1</text:p>
          </table:table-cell>
          <table:table-cell office:value-type="float" office:value="9893.2">
            <text:p>9893.2</text:p>
          </table:table-cell>
          <table:table-cell office:value-type="float" office:value="9881.4">
            <text:p>9881.4</text:p>
          </table:table-cell>
          <table:table-cell office:value-type="float" office:value="0.1">
            <text:p>0.1</text:p>
          </table:table-cell>
          <table:table-cell table:formula="of:=[.C9]/5" office:value-type="float" office:value="1978.64">
            <text:p>1978.64</text:p>
          </table:table-cell>
          <table:table-cell table:formula="of:=[.D9]/5" office:value-type="float" office:value="1976.28">
            <text:p>1976.28</text:p>
          </table:table-cell>
          <table:table-cell table:formula="of:=[.E9]/5" office:value-type="float" office:value="0.02">
            <text:p>0.02</text:p>
          </table:table-cell>
        </table:table-row>
        <table:table-row table:style-name="ro2">
          <table:table-cell office:value-type="float" office:value="-200">
            <text:p>-200</text:p>
          </table:table-cell>
          <table:table-cell office:value-type="float" office:value="1">
            <text:p>1</text:p>
          </table:table-cell>
          <table:table-cell office:value-type="float" office:value="9915.7">
            <text:p>9915.7</text:p>
          </table:table-cell>
          <table:table-cell office:value-type="float" office:value="9965.6">
            <text:p>9965.6</text:p>
          </table:table-cell>
          <table:table-cell office:value-type="float" office:value="0.1">
            <text:p>0.1</text:p>
          </table:table-cell>
          <table:table-cell table:formula="of:=[.C10]/5" office:value-type="float" office:value="1983.14">
            <text:p>1983.14</text:p>
          </table:table-cell>
          <table:table-cell table:formula="of:=[.D10]/5" office:value-type="float" office:value="1993.12">
            <text:p>1993.12</text:p>
          </table:table-cell>
          <table:table-cell table:formula="of:=[.E10]/5" office:value-type="float" office:value="0.02">
            <text:p>0.02</text:p>
          </table:table-cell>
        </table:table-row>
        <table:table-row table:style-name="ro2">
          <table:table-cell office:value-type="float" office:value="-220">
            <text:p>-220</text:p>
          </table:table-cell>
          <table:table-cell office:value-type="float" office:value="1">
            <text:p>1</text:p>
          </table:table-cell>
          <table:table-cell office:value-type="float" office:value="9926.8">
            <text:p>9926.8</text:p>
          </table:table-cell>
          <table:table-cell office:value-type="float" office:value="10002">
            <text:p>10002</text:p>
          </table:table-cell>
          <table:table-cell office:value-type="float" office:value="0.1">
            <text:p>0.1</text:p>
          </table:table-cell>
          <table:table-cell table:formula="of:=[.C11]/5" office:value-type="float" office:value="1985.36">
            <text:p>1985.36</text:p>
          </table:table-cell>
          <table:table-cell table:formula="of:=[.D11]/5" office:value-type="float" office:value="2000.4">
            <text:p>2000.4</text:p>
          </table:table-cell>
          <table:table-cell table:formula="of:=[.E11]/5" office:value-type="float" office:value="0.02">
            <text:p>0.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9913.5">
            <text:p>9913.5</text:p>
          </table:table-cell>
          <table:table-cell office:value-type="float" office:value="10001.2">
            <text:p>10001.2</text:p>
          </table:table-cell>
          <table:table-cell office:value-type="float" office:value="0.1">
            <text:p>0.1</text:p>
          </table:table-cell>
          <table:table-cell table:formula="of:=[.C12]/5" office:value-type="float" office:value="1982.7">
            <text:p>1982.7</text:p>
          </table:table-cell>
          <table:table-cell table:formula="of:=[.D12]/5" office:value-type="float" office:value="2000.24">
            <text:p>2000.24</text:p>
          </table:table-cell>
          <table:table-cell table:formula="of:=[.E12]/5" office:value-type="float" office:value="0.02">
            <text:p>0.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6:26:10</meta:creation-date>
    <dc:date>2014-05-29T16:32:27</dc:date>
    <meta:editing-duration>P0D</meta:editing-duration>
    <meta:editing-cycles>1</meta:editing-cycles>
    <meta:document-statistic meta:table-count="3" meta:cell-count="96" meta:object-count="0"/>
    <meta:generator>LibreOffice/3.5$Linux_X86_64 LibreOffice_project/350m1$Build-2</meta:generator>
  </office:meta>
</office:document-meta>
</file>